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8pt" fo:font-style="normal" officeooo:rsid="001b38bc" officeooo:paragraph-rsid="001b38bc" style:font-size-asian="8pt" style:font-style-asian="normal" style:font-name-complex="Arial" style:font-style-complex="norm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94664" officeooo:paragraph-rsid="00194664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7ac64" officeooo:paragraph-rsid="0017ac64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4664" officeooo:paragraph-rsid="00194664" style:font-size-asian="12pt" style:font-weight-asian="bold" style:font-name-complex="Arial"/>
    </style:style>
    <style:style style:name="P15" style:family="paragraph" style:parent-style-name="Standard">
      <style:text-properties style:font-name="Arial" fo:font-style="normal" officeooo:rsid="0017ac64" officeooo:paragraph-rsid="0017ac64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17ac64" officeooo:paragraph-rsid="0017ac64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94664" officeooo:paragraph-rsid="00194664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officeooo:rsid="00194664" officeooo:paragraph-rsid="00194664" style:font-size-asian="10pt" style:font-name-complex="Arial" style:font-size-complex="10pt"/>
    </style:style>
    <style:style style:name="P19" style:family="paragraph" style:parent-style-name="Standard">
      <style:text-properties style:font-name="Arial" fo:font-style="normal" fo:font-weight="normal" officeooo:rsid="0017ac64" style:font-style-asian="normal" style:font-weight-asian="normal" style:font-name-complex="Ari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bold" officeooo:rsid="00194664" style:font-weight-asian="bold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8pt" fo:font-style="normal" officeooo:rsid="001b38bc" style:font-size-asian="8pt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8pt" fo:font-style="normal" fo:font-weight="normal" officeooo:rsid="001b38bc" style:font-size-asian="8pt" style:font-style-asian="normal" style:font-weight-asian="normal" style:font-name-complex="Arial" style:font-style-complex="normal" style:font-weight-complex="normal"/>
    </style:style>
    <style:style style:name="P23" style:family="paragraph" style:parent-style-name="Standard">
      <style:text-properties style:font-name="Arial" fo:font-size="8pt" officeooo:rsid="001cbd75" officeooo:paragraph-rsid="001cbd75" style:font-size-asian="8pt" style:font-name-complex="Arial"/>
    </style:style>
    <style:style style:name="P24" style:family="paragraph" style:parent-style-name="Heading_20_1">
      <style:text-properties fo:font-size="12pt" style:font-size-asian="12pt"/>
    </style:style>
    <style:style style:name="P25" style:family="paragraph" style:parent-style-name="Heading_20_3">
      <style:text-properties fo:font-style="normal" officeooo:rsid="0017ac64" officeooo:paragraph-rsid="0017ac64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194664" style:font-name-asian="Arial"/>
    </style:style>
    <style:style style:name="T3" style:family="text">
      <style:text-properties officeooo:rsid="0019466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4" text:outline-level="1">Caso de Uso</text:h>
          </table:table-cell>
          <table:table-cell table:style-name="Tabla1.B1" table:number-columns-spanned="5" office:value-type="string">
            <text:h text:style-name="P25" text:outline-level="3">Baja de Paciente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3">CU-22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19">Administrativo(I), Pacient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15">El paciente está dado de 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15">El paciente deja de estar registrado aunque es posible que se guarde su historial médico para el futur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5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0">09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0">1.0</text:p>
          </table:table-cell>
        </table:table-row>
      </table:table>
      <text:p text:style-name="P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Propósito</text:p>
          </table:table-cell>
        </table:table-row>
        <table:table-row table:style-name="Tabla2.1">
          <table:table-cell table:style-name="Tabla2.A2" office:value-type="string">
            <text:p text:style-name="P16">Dar de baja en el sistema a un paciente.</text:p>
          </table:table-cell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Resumen</text:p>
          </table:table-cell>
        </table:table-row>
        <table:table-row table:style-name="Tabla3.1">
          <table:table-cell table:style-name="Tabla3.A2" office:value-type="string">
            <text:p text:style-name="P16">Un miembro del personal administrativo entra al sistema para dar de baja a un paciente, bien por solicitud del propio paciente, bien por incumplir pagos o bien por defunción. Dar de baja a un paciente significa que el sistema eliminará los datos del paciente de su base de datos salvo, si se desea, el historial médico.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1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9">A<text:span text:style-name="T3">dministrativo: Se conecta al sistema e indica que quiere dar de baja a un paciente</text:span>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"/>
          </table:table-cell>
        </table:table-row>
        <table:table-row table:style-name="Tabla4.2">
          <table:table-cell table:style-name="Tabla4.A3" office:value-type="string">
            <text:p text:style-name="P3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6">2</text:p>
          </table:table-cell>
          <table:table-cell table:style-name="Tabla4.D3" office:value-type="string">
            <text:p text:style-name="P9"><text:span text:style-name="T1"><text:s/></text:span><text:span text:style-name="T2">El sistema pregunta a qué paciente quiere dar de baja.</text:span></text:p>
          </table:table-cell>
        </table:table-row>
        <table:table-row table:style-name="Tabla4.2">
          <table:table-cell table:style-name="Tabla4.A4" office:value-type="string">
            <text:p text:style-name="P14">3</text:p>
          </table:table-cell>
          <table:table-cell table:style-name="Tabla4.B4" office:value-type="string">
            <text:p text:style-name="P17">Administrativo: Indica los datos del paciente que quiere dar de baja.</text:p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5"/>
          </table:table-cell>
        </table:table-row>
        <table:table-row table:style-name="Tabla4.2">
          <table:table-cell table:style-name="Tabla4.A5" office:value-type="string">
            <text:p text:style-name="P13"/>
          </table:table-cell>
          <table:table-cell table:style-name="Tabla4.B5" office:value-type="string">
            <text:p text:style-name="P5"/>
          </table:table-cell>
          <table:table-cell table:style-name="Tabla4.C5" office:value-type="string">
            <text:p text:style-name="P6">4</text:p>
          </table:table-cell>
          <table:table-cell table:style-name="Tabla4.D5" office:value-type="string">
            <text:p text:style-name="P18">El sistema borra los datos del paciente que no se desean guardar y manda un mensaje de confirmación al usuario.</text:p>
          </table:table-cell>
        </table:table-row>
        <table:table-row table:style-name="Tabla4.2">
          <table:table-cell table:style-name="Tabla4.A6" office:value-type="string">
            <text:p text:style-name="P14">5</text:p>
          </table:table-cell>
          <table:table-cell table:style-name="Tabla4.B6" office:value-type="string">
            <text:p text:style-name="P17">Administrativo: Recibe el mensaje de confirmación del sistema.</text:p>
          </table:table-cell>
          <table:table-cell table:style-name="Tabla4.C6" office:value-type="string">
            <text:p text:style-name="P4"/>
          </table:table-cell>
          <table:table-cell table:style-name="Tabla4.D6" office:value-type="string">
            <text:p text:style-name="P5"/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"><text:span text:style-name="T3">3</text:span>a</text:p>
          </table:table-cell>
          <table:table-cell table:style-name="Tabla5.B2" table:number-columns-spanned="4" office:value-type="string">
            <text:p text:style-name="P9"><text:span text:style-name="T1"><text:s/></text:span><text:span text:style-name="T2">El usuario desea cancelar el proceso de dar de baja. 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20">5a</text:p>
          </table:table-cell>
          <table:table-cell table:style-name="Tabla5.B3" table:number-columns-spanned="4" office:value-type="string">
            <text:p text:style-name="P17">El administrativo recibe un mensaje de error del sistema, en cuyo caso vuelve a intentarlo o se pon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1">Moderada, depende del número de clientes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1">Medio-Alto, se espera un tiempo de respuesta razonable.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1">Moderad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1">Moderad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2">En desa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1">Alta, sobre todo de la base de datos.</text:p>
          </table:table-cell>
        </table:table-row>
        <table:table-row table:style-name="Tabla5.1">
          <table:table-cell table:style-name="Tabla5.A1" table:number-columns-spanned="5" office:value-type="string">
            <text:p text:style-name="P1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2:26:11.681315296</dc:date>
    <meta:print-date>2012-03-13T15:37:00</meta:print-date>
    <meta:editing-cycles>10</meta:editing-cycles>
    <meta:editing-duration>PT37M29S</meta:editing-duration>
    <meta:generator>LibreOffice/5.4.6.2$Linux_X86_64 LibreOffice_project/40m0$Build-2</meta:generator>
    <meta:document-statistic meta:table-count="5" meta:image-count="0" meta:object-count="0" meta:page-count="1" meta:paragraph-count="52" meta:word-count="262" meta:character-count="1555" meta:non-whitespace-character-count="1341"/>
  </office:meta>
</office:document-meta>
</file>